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270000014CDC7C2FDB.svm" manifest:media-type=""/>
  <manifest:file-entry manifest:full-path="Pictures/20000022000002AE0000014D4A3119AF.svm" manifest:media-type=""/>
  <manifest:file-entry manifest:full-path="Pictures/200000220000030B00000101DBCD4955.svm" manifest:media-type=""/>
  <manifest:file-entry manifest:full-path="Pictures/2000000A0000009C000000A1EF2A28FE.svm" manifest:media-type=""/>
  <manifest:file-entry manifest:full-path="Pictures/2000000A000000EB000000A1720BD932.svm" manifest:media-type=""/>
  <manifest:file-entry manifest:full-path="Pictures/2000000A000000A8000000E98633F64E.svm" manifest:media-type=""/>
  <manifest:file-entry manifest:full-path="Pictures/2000000A000000B1000001426CFA2D20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TexMathsArgs="32§display§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3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standard">
      <style:graphic-properties TexMathsArgs="24§display§F^{\ma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40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\rho^{\ma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4§display§\rho^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40§display§\rh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6.133cm" svg:height="7.95cm" draw:transform="skewX (-7.63792539170421E-017) rotate (1.10706234454) translate (1.094cm 6.604cm)" svg:viewBox="0 0 6134 7951" draw:points="0,0 4998,56 6134,2328 3976,7951">
          <text:p/>
        </draw:polyline>
        <draw:line draw:style-name="gr2" draw:text-style-name="P1" draw:layer="layout" svg:x1="1.094cm" svg:y1="6.604cm" svg:x2="1.221cm" svg:y2="0cm">
          <text:p/>
        </draw:line>
        <draw:line draw:style-name="gr2" draw:text-style-name="P1" draw:layer="layout" svg:x1="1.094cm" svg:y1="6.604cm" svg:x2="12.524cm" svg:y2="6.604cm">
          <text:p/>
        </draw:line>
        <draw:frame draw:style-name="gr3" draw:text-style-name="P1" draw:layer="layout" svg:width="0.496cm" svg:height="0.512cm" svg:x="2.249cm" svg:y="4.826cm">
          <draw:image xlink:href="Pictures/2000000A0000009C000000A1EF2A28FE.svm" xlink:type="simple" xlink:show="embed" xlink:actuate="onLoad">
            <text:p/>
          </draw:image>
        </draw:frame>
        <draw:frame draw:style-name="gr4" draw:text-style-name="P1" draw:layer="layout" svg:width="0.749cm" svg:height="0.512cm" svg:x="7.329cm" svg:y="4.695cm">
          <draw:image xlink:href="Pictures/2000000A000000EB000000A1720BD932.svm" xlink:type="simple" xlink:show="embed" xlink:actuate="onLoad">
            <text:p/>
          </draw:image>
        </draw:frame>
        <draw:line draw:style-name="gr5" draw:text-style-name="P1" draw:layer="layout" svg:x1="3.38cm" svg:y1="2.159cm" svg:x2="1.221cm" svg:y2="2.159cm">
          <text:p/>
        </draw:line>
        <draw:line draw:style-name="gr5" draw:text-style-name="P1" draw:layer="layout" svg:x1="5.92cm" svg:y1="2.159cm" svg:x2="5.92cm" svg:y2="6.604cm">
          <text:p/>
        </draw:line>
        <draw:frame draw:style-name="gr6" draw:text-style-name="P1" draw:layer="layout" svg:width="1.865cm" svg:height="0.614cm" svg:x="1.475cm" svg:y="1.397cm">
          <draw:image xlink:href="Pictures/200000220000030B00000101DBCD4955.svm" xlink:type="simple" xlink:show="embed" xlink:actuate="onLoad">
            <text:p/>
          </draw:image>
        </draw:frame>
        <draw:frame draw:style-name="gr7" draw:text-style-name="P1" draw:layer="layout" svg:width="0.704cm" svg:height="1.284cm" svg:x="0.205cm" svg:y="0.748cm">
          <draw:image xlink:href="Pictures/2000000A000000B1000001426CFA2D20.svm" xlink:type="simple" xlink:show="embed" xlink:actuate="onLoad">
            <text:p/>
          </draw:image>
        </draw:frame>
        <draw:frame draw:style-name="gr8" draw:text-style-name="P1" draw:layer="layout" svg:width="1.644cm" svg:height="0.797cm" svg:x="9.102cm" svg:y="6.731cm">
          <draw:image xlink:href="Pictures/20000022000002AE0000014D4A3119AF.svm" xlink:type="simple" xlink:show="embed" xlink:actuate="onLoad">
            <text:p/>
          </draw:image>
        </draw:frame>
        <draw:frame draw:style-name="gr9" draw:text-style-name="P1" draw:layer="layout" svg:width="0.706cm" svg:height="0.794cm" svg:x="5.666cm" svg:y="6.731cm">
          <draw:image xlink:href="Pictures/20000012000001270000014CDC7C2FDB.svm" xlink:type="simple" xlink:show="embed" xlink:actuate="onLoad">
            <text:p/>
          </draw:image>
        </draw:frame>
        <draw:frame draw:style-name="gr10" draw:text-style-name="P1" draw:layer="layout" svg:width="0.668cm" svg:height="0.928cm" svg:x="12.524cm" svg:y="6.096cm">
          <draw:image xlink:href="Pictures/2000000A000000A8000000E98633F64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5T19:47:10</meta:creation-date>
    <dc:date>2013-04-15T19:56:44</dc:date>
    <dc:creator>Jack Reilly</dc:creator>
    <meta:editing-duration>P0D</meta:editing-duration>
    <meta:editing-cycles>1</meta:editing-cycles>
    <meta:document-statistic meta:object-count="12"/>
    <meta:generator>LibreOffice/3.6$MacOSX_x86 LibreOffice_project/2ef5aff-a6fb0ff-166bdff-cf087ad-0f1389</meta:generator>
  </office:meta>
</office:document-meta>
</file>